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13.7583333333333cm"/>
    </style:style>
    <style:style style:name="co9" style:family="table-column">
      <style:table-column-properties fo:break-before="auto" style:column-width="2.68111111111111cm"/>
    </style:style>
    <style:style style:name="co10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ssumption</text:p>
          </table:table-cell>
          <table:table-cell office:value-type="string" table:style-name="ce3">
            <text:p>Value</text:p>
          </table:table-cell>
          <table:table-cell table:style-name="ce3"/>
          <table:table-cell office:value-type="string" table:style-name="ce3">
            <text:p>Range</text:p>
          </table:table-cell>
          <table:table-cell office:value-type="string" table:style-name="ce3">
            <text:p>Value</text:p>
          </table:table-cell>
          <table:table-cell table:style-name="ce3"/>
          <table:table-cell office:value-type="string" table:style-name="ce3">
            <text:p>Speed</text:p>
          </table:table-cell>
          <table:table-cell office:value-type="string" table:style-name="ce3">
            <text:p>Valu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2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2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2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2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7" table:formula="of:=1369/37" table:style-name="ce2">
            <text:p>3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2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2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2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2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2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2">
            <text:p>13.459459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low to Speed 10</text:p>
          </table:table-cell>
          <table:table-cell office:value-type="float" office:value="40" table:formula="of:=[.C20]*0.25" table:style-name="ce1">
            <text:p>4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Knight_Errant" table:style-name="ta2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Card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Formula</text:p>
          </table:table-cell>
          <table:table-cell office:value-type="string" table:style-name="ce3">
            <text:p>Pre-Avg Value</text:p>
          </table:table-cell>
          <table:table-cell office:value-type="string" table:style-name="ce3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6.22222222222223" table:formula="of:=[Ass.C12]*[Ass.F8]*[Ass.I11]" table:style-name="ce1">
            <text:p>156.22222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7.51506307098742" table:formula="of:=2*[.D22]" table:style-name="ce1">
            <text:p>207.515063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1.40060461076803" table:formula="of:=(([Ass.I3]-[Ass.I5])*[.D22]+([Ass.C8]*[.D22]))*[Ass.C6]" table:style-name="ce1">
            <text:p>161.400604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78312131591889" table:formula="of:=(0+([.D22]*[Ass.C8])+2*([Ass.C22]*([Ass.C19]/([.D24]))) )*[Ass.C10]*[Ass.C6]" table:style-name="ce1">
            <text:p>269.78312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7.03679766766751" table:formula="of:=(5+([Ass.C8])*[.D22])*[Ass.F3]*([.C3]/30)*[Ass.C6]" table:style-name="ce1">
            <text:p>167.036797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42664414909686" table:formula="of:=([.D21]+([Ass.C8]*[.E4]))*[.D20]*(10/30)*[Ass.C6]" table:style-name="ce1">
            <text:p>104.42664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9.171687690329136" table:formula="of:=[.D19]*([.C3]/30)*[.D22]*[Ass.C6]" table:style-name="ce1">
            <text:p>69.1716876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ssumption</text:p>
          </table:table-cell>
          <table:table-cell table:style-name="ce3"/>
          <table:table-cell office:value-type="string" table:style-name="ce3">
            <text:p>Val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5.09575676270001" table:formula="of:=(([.C3]*[.E3])+([.C5]*[.E5])+([.C6]*[.E6])+([.C8]*[.E8])+([.C9]*[.E9])+([.C10]*[.E10])+([.C11]*[.E11])+([.C12]*[.E12])+([.C13]*[.E13])+([.C14]*[.E14])+([.C15]*[.E15]))/([.C3]+[.C5]+[.C6]+SUM([.C8:.C15]))" table:style-name="ce1">
            <text:p>105.09575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75753153549371" table:formula="of:=(([.C3]*[.E3])+([.C4]*[.E4])+([.C5]*[.E5])+([.C6]*[.E6])+([.C8]*[.E8])+([.C9]*[.E9])+([.C10]*[.E10])+([.C11]*[.E11])+([.C12]*[.E12])+([.C13]*[.E13])+([.C14]*[.E14])+([.C15]*[.E15]))/(30)" table:style-name="ce1">
            <text:p>103.7575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56854294371942" table:formula="of:=(([.C3]*[.E3])+([.C4]*[.E4])+([.C5]*[.E5])+([.C6]*[.F6])+([.C8]*[.E8])+([.C9]*[.F9])+([.C10]*[.F10])+([.C11]*[.E11])+([.C12]*[.F12])+([.C13]*[.F13])+([.C14]*[.E14])+([.C15]*[.F15]))/(30)" table:style-name="ce1">
            <text:p>137.5685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89.4877453678632" table:formula="of:=[.D24]*[.D23]" table:style-name="ce1">
            <text:p>3989.487745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1-21T23:04:21Z</dc:date>
    <meta:editing-cycles>17</meta:editing-cycles>
    <meta:editing-duration>PT6393S</meta:editing-duration>
  </office:meta>
</office:document-meta>
</file>